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8.98pt" svg:height="213.08pt" svg:x="354.33pt" svg:y="1.5pt">
            <draw:object draw:notify-on-update-of-ranges="Sheet1.B1:Sheet1.C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9.43pt" svg:height="210.81pt" svg:x="351.21pt" svg:y="216.09pt">
            <draw:object draw:notify-on-update-of-ranges="Sheet1.B15:Sheet1.B25 Sheet1.C14:Sheet1.C14 Sheet1.C15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3.51pt" svg:height="145.3pt" svg:x="353.59pt" svg:y="424.63pt">
            <draw:object draw:notify-on-update-of-ranges="Sheet1.B28:Sheet1.B38 Sheet1.C27:Sheet1.C27 Sheet1.C28:Sheet1.C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@Class soft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True Positive Rate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ABS([.B3]-[.B2]))*[.C2]"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8" calcext:value-type="float">
            <text:p>0.8</text:p>
          </table:table-cell>
          <table:table-cell table:formula="of:=(ABS([.B4]-[.B3]))*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8" calcext:value-type="float">
            <text:p>0.8</text:p>
          </table:table-cell>
          <table:table-cell table:formula="of:=(ABS([.B5]-[.B4]))*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8" calcext:value-type="float">
            <text:p>0.8</text:p>
          </table:table-cell>
          <table:table-cell table:formula="of:=(ABS([.B6]-[.B5]))*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8" calcext:value-type="float">
            <text:p>0.8</text:p>
          </table:table-cell>
          <table:table-cell table:formula="of:=(ABS([.B7]-[.B6]))*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8" calcext:value-type="float">
            <text:p>0.8</text:p>
          </table:table-cell>
          <table:table-cell table:formula="of:=(ABS([.B8]-[.B7]))*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4" calcext:value-type="float">
            <text:p>0.4</text:p>
          </table:table-cell>
          <table:table-cell table:formula="of:=(ABS([.B9]-[.B8]))*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26315789473685" calcext:value-type="float">
            <text:p>0.052631578947369</text:p>
          </table:table-cell>
          <table:table-cell office:value-type="float" office:value="0.2" calcext:value-type="float">
            <text:p>0.2</text:p>
          </table:table-cell>
          <table:table-cell table:formula="of:=(ABS([.B10]-[.B9]))*[.C9]" office:value-type="float" office:value="0.0105263157894737" calcext:value-type="float">
            <text:p>0.0105263157894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ABS([.B11]-[.B10]))*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ABS([.B12]-[.B11]))*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ABS([.B13]-[.B12]))*[.C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table:formula="of:=SUM([.D2:.D12] )" office:value-type="float" office:value="0.957894736842105" calcext:value-type="float">
            <text:p>0.957894736842105</text:p>
          </table:table-cell>
        </table:table-row>
        <table:table-row table:style-name="ro1">
          <table:table-cell office:value-type="string" calcext:value-type="string">
            <text:p>@Class hard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True Positive Rate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ABS([.B16]-[.B15]))*[.C15]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(ABS([.B17]-[.B16]))*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(ABS([.B18]-[.B17]))*[.C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(ABS([.B19]-[.B18]))*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(ABS([.B20]-[.B19]))*[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formula="of:=(ABS([.B21]-[.B20]))*[.C20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00000000000001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formula="of:=(ABS([.B22]-[.B21]))*[.C21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(ABS([.B23]-[.B22]))*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ABS([.B24]-[.B23]))*[.C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ABS([.B25]-[.B24]))*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ABS([.B26]-[.B25]))*[.C2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table:formula="of:=SUM([.D15:.D25])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@Class none</text:p>
          </table:table-cell>
          <table:table-cell office:value-type="string" calcext:value-type="string">
            <text:p>False Positive Rate</text:p>
          </table:table-cell>
          <table:table-cell office:value-type="string" calcext:value-type="string">
            <text:p>True Positive Rate</text:p>
          </table:table-cell>
          <table:table-cell office:value-type="string" calcext:value-type="string">
            <text:p>AU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ABS([.B29]-[.B28]))*[.C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ABS([.B30]-[.B29]))*[.C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ABS([.B31]-[.B30]))*[.C30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933333333333333" calcext:value-type="float">
            <text:p>0.933333333333333</text:p>
          </table:table-cell>
          <table:table-cell table:formula="of:=(ABS([.B32]-[.B31]))*[.C31]" office:value-type="float" office:value="0.103703703703704" calcext:value-type="float">
            <text:p>0.1037037037037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6666666666667" calcext:value-type="float">
            <text:p>0.866666666666667</text:p>
          </table:table-cell>
          <table:table-cell table:formula="of:=(ABS([.B33]-[.B32]))*[.C32]" office:value-type="float" office:value="0.192592592592593" calcext:value-type="float">
            <text:p>0.19259259259259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8" calcext:value-type="float">
            <text:p>0.8</text:p>
          </table:table-cell>
          <table:table-cell table:formula="of:=(ABS([.B34]-[.B33]))*[.C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8" calcext:value-type="float">
            <text:p>0.8</text:p>
          </table:table-cell>
          <table:table-cell table:formula="of:=(ABS([.B35]-[.B34]))*[.C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8" calcext:value-type="float">
            <text:p>0.8</text:p>
          </table:table-cell>
          <table:table-cell table:formula="of:=(ABS([.B36]-[.B35]))*[.C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8" calcext:value-type="float">
            <text:p>0.8</text:p>
          </table:table-cell>
          <table:table-cell table:formula="of:=(ABS([.B37]-[.B36]))*[.C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8" calcext:value-type="float">
            <text:p>0.8</text:p>
          </table:table-cell>
          <table:table-cell table:formula="of:=(ABS([.B38]-[.B37]))*[.C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8" calcext:value-type="float">
            <text:p>0.8</text:p>
          </table:table-cell>
          <table:table-cell table:formula="of:=(ABS([.B39]-[.B38]))*[.C38]" office:value-type="float" office:value="0.355555555555555" calcext:value-type="float">
            <text:p>0.355555555555555</text:p>
          </table:table-cell>
        </table:table-row>
        <table:table-row table:style-name="ro1">
          <table:table-cell table:number-columns-repeated="3"/>
          <table:table-cell table:style-name="ce1" table:formula="of:=SUM([.D28:.D38])" office:value-type="float" office:value="0.874074074074074" calcext:value-type="float">
            <text:p>0.874074074074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2:33:02.332594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3:49:28.548380146</meta:creation-date>
    <dc:date>2020-02-13T22:39:20.068576269</dc:date>
    <meta:editing-duration>PT14M15S</meta:editing-duration>
    <meta:editing-cycles>2</meta:editing-cycles>
    <meta:generator>LibreOffice/6.0.7.3$Linux_X86_64 LibreOffice_project/00m0$Build-3</meta:generator>
    <meta:document-statistic meta:table-count="1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9cm" svg:height="7.518cm" xlink:href=".." xlink:type="simple" chart:class="chart:scatter" chart:column-mapping="0" chart:style-name="ch1">
        <chart:title svg:x="4.551cm" svg:y="0.286cm" chart:style-name="ch2">
          <text:p>ROC Curve for Class:Soft</text:p>
        </chart:title>
        <chart:plot-area chart:style-name="ch3" table:cell-range-address="Sheet1.B1:Sheet1.C12" chart:data-source-has-labels="both" svg:x="1.299cm" svg:y="1.215cm" svg:width="12.842cm" svg:height="5.172cm">
          <chartooo:coordinate-region svg:x="2.026cm" svg:y="1.415cm" svg:width="12.021cm" svg:height="4.325cm"/>
          <chart:axis chart:dimension="x" chart:name="primary-x" chart:style-name="ch4" chartooo:axis-type="auto">
            <chart:title svg:x="6.274cm" svg:y="6.537cm" chart:style-name="ch5">
              <text:p>False Positive Rate</text:p>
            </chart:title>
            <chart:categories table:cell-range-address="Sheet1.B1:Sheet1.C1"/>
          </chart:axis>
          <chart:axis chart:dimension="y" chart:name="primary-y" chart:style-name="ch6">
            <chart:title svg:x="0.451cm" svg:y="5.181cm" chart:style-name="ch7">
              <text:p>True Positive Rate</text:p>
            </chart:title>
          </chart:axis>
          <chart:series chart:style-name="ch8" chart:values-cell-range-address="Sheet1.C2:Sheet1.C12" chart:label-cell-address="Sheet1.C1:Sheet1.C1" chart:class="chart:scatter">
            <chart:domain table:cell-range-address="Sheet1.B2:Sheet1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e Positive Rat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e Positive Rate</text:p>
                <draw:g>
                  <svg:desc>Sheet1.B1:Sheet1.C1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  <table:table-cell office:value-type="float" office:value="1">
                <text:p>1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True Positive Rate</text:p>
              </table:table-cell>
              <table:table-cell office:value-type="float" office:value="0.0526315789473685">
                <text:p>0.05263157894736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0526315789473685">
                <text:p>0.05263157894736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0526315789473685">
                <text:p>0.05263157894736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0526315789473685">
                <text:p>0.05263157894736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0526315789473685">
                <text:p>0.05263157894736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0.0526315789473685">
                <text:p>0.05263157894736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0526315789473685">
                <text:p>0.05263157894736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03cm" svg:height="7.438cm" xlink:href=".." xlink:type="simple" chart:class="chart:scatter" chart:style-name="ch1">
        <chart:title svg:x="5.022cm" svg:y="0.284cm" chart:style-name="ch2">
          <text:p>ROC Curve of Class :Hard</text:p>
        </chart:title>
        <chart:plot-area chart:style-name="ch3" table:cell-range-address="Sheet1.B15:Sheet1.C25 Sheet1.C14:Sheet1.C14" chart:data-source-has-labels="row" svg:x="1.321cm" svg:y="1.211cm" svg:width="13.872cm" svg:height="5.098cm">
          <chartooo:coordinate-region svg:x="2.048cm" svg:y="1.411cm" svg:width="13.051cm" svg:height="4.251cm"/>
          <chart:axis chart:dimension="x" chart:name="primary-x" chart:style-name="ch4">
            <chart:title svg:x="6.811cm" svg:y="6.457cm" chart:style-name="ch5">
              <text:p>False Positive Rate</text:p>
            </chart:title>
          </chart:axis>
          <chart:axis chart:dimension="y" chart:name="primary-y" chart:style-name="ch6">
            <chart:title svg:x="0.451cm" svg:y="5.14cm" chart:style-name="ch7">
              <text:p>True Positive Rate</text:p>
            </chart:title>
          </chart:axis>
          <chart:series chart:style-name="ch8" chart:values-cell-range-address="Sheet1.C15:Sheet1.C25" chart:label-cell-address="Sheet1.C14:Sheet1.C14" chart:class="chart:scatter">
            <chart:domain table:cell-range-address="Sheet1.B15:Sheet1.B25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e Positive Rate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5:Sheet1.B25</svg:desc>
                </draw:g>
              </table:table-cell>
              <table:table-cell office:value-type="float" office:value="1">
                <text:p>1</text:p>
                <draw:g>
                  <svg:desc>Sheet1.C1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36cm" svg:height="5.127cm" xlink:href=".." xlink:type="simple" chart:class="chart:scatter" chart:style-name="ch1">
        <chart:title svg:x="4.415cm" svg:y="0.238cm" chart:style-name="ch2">
          <text:p>ROC Curve of Class:None</text:p>
        </chart:title>
        <chart:plot-area chart:style-name="ch3" table:cell-range-address="Sheet1.B28:Sheet1.C38 Sheet1.C27:Sheet1.C27" chart:data-source-has-labels="row" svg:x="1.295cm" svg:y="1.119cm" svg:width="12.657cm" svg:height="2.925cm">
          <chartooo:coordinate-region svg:x="2.022cm" svg:y="1.319cm" svg:width="11.69cm" svg:height="2.078cm"/>
          <chart:axis chart:dimension="x" chart:name="primary-x" chart:style-name="ch4">
            <chart:title svg:x="6.177cm" svg:y="4.146cm" chart:style-name="ch5">
              <text:p>False Positive Rate</text:p>
            </chart:title>
          </chart:axis>
          <chart:axis chart:dimension="y" chart:name="primary-y" chart:style-name="ch4">
            <chart:title svg:x="0.451cm" svg:y="3.961cm" chart:style-name="ch6">
              <text:p>True Positive Rate</text:p>
            </chart:title>
          </chart:axis>
          <chart:series chart:style-name="ch7" chart:values-cell-range-address="Sheet1.C28:Sheet1.C38" chart:label-cell-address="Sheet1.C27:Sheet1.C27" chart:class="chart:scatter">
            <chart:domain table:cell-range-address="Sheet1.B28:Sheet1.B3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ue Positive Rate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8:Sheet1.B38</svg:desc>
                </draw:g>
              </table:table-cell>
              <table:table-cell office:value-type="float" office:value="1">
                <text:p>1</text:p>
                <draw:g>
                  <svg:desc>Sheet1.C28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